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15d" officeooo:paragraph-rsid="0001d1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NO : 1</text:p>
      <text:p text:style-name="P1"/>
      <text:p text:style-name="P1">INPUT <text:s/>: </text:p>
      <text:p text:style-name="P1"/>
      <text:p text:style-name="P1">#include &lt;stdio.h&gt;</text:p>
      <text:p text:style-name="P1"/>
      <text:p text:style-name="P1">int max_digit_index(int arr[], int n);</text:p>
      <text:p text:style-name="P1"/>
      <text:p text:style-name="P1">int main(void) {</text:p>
      <text:p text:style-name="P1"><text:s text:c="4"/>int n;</text:p>
      <text:p text:style-name="P1"><text:s text:c="4"/>printf("Enter the size of array: ");</text:p>
      <text:p text:style-name="P1"><text:s text:c="4"/>scanf("%d", &amp;n);</text:p>
      <text:p text:style-name="P1"/>
      <text:p text:style-name="P1"><text:s text:c="4"/>int arr[n];</text:p>
      <text:p text:style-name="P1"/>
      <text:p text:style-name="P1"><text:s text:c="4"/>printf("Enter the elements of the array:\n");</text:p>
      <text:p text:style-name="P1"><text:s text:c="4"/>for (int i = 0; i &lt; n; i++) {</text:p>
      <text:p text:style-name="P1"><text:s text:c="8"/>scanf("%d", &amp;arr[i]);</text:p>
      <text:p text:style-name="P1"><text:s text:c="4"/>}</text:p>
      <text:p text:style-name="P1"/>
      <text:p text:style-name="P1"><text:s text:c="4"/>printf("The index of the maximum digit is %d\n", max_digit_index(arr, n));</text:p>
      <text:p text:style-name="P1"/>
      <text:p text:style-name="P1"><text:s text:c="4"/>return 0;</text:p>
      <text:p text:style-name="P1">}</text:p>
      <text:p text:style-name="P1"/>
      <text:p text:style-name="P1">int max_digit_index(int arr[], int n) {</text:p>
      <text:p text:style-name="P1"><text:s text:c="4"/>int maxDigit = arr[0];</text:p>
      <text:p text:style-name="P1"><text:s text:c="4"/>int maxIndex = 0;</text:p>
      <text:p text:style-name="P1"/>
      <text:p text:style-name="P1"><text:s text:c="4"/>for (int j = 1; j &lt; n; j++) {</text:p>
      <text:p text:style-name="P1"><text:s text:c="8"/>if (maxDigit &lt;= arr[j]) {</text:p>
      <text:p text:style-name="P1"><text:s text:c="12"/>maxDigit = arr[j];</text:p>
      <text:p text:style-name="P1"><text:s text:c="12"/>maxIndex = j;</text:p>
      <text:p text:style-name="P1"><text:s text:c="8"/>}</text:p>
      <text:p text:style-name="P1"><text:s text:c="4"/>}</text:p>
      <text:p text:style-name="P1"/>
      <text:p text:style-name="P1"><text:s text:c="4"/>return maxIndex;</text:p>
      <text:p text:style-name="P1">}</text:p>
      <text:p text:style-name="P1"/>
      <text:p text:style-name="P1"/>
      <text:p text:style-name="P1"/>
      <text:p text:style-name="P1"/>
      <text:p text:style-name="P1">OUTPUT 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ION NO : 2</text:p>
      <text:p text:style-name="P1"/>
      <text:p text:style-name="P1">INPUT <text:s/>: </text:p>
      <text:p text:style-name="P1">#include&lt;stdio.h&gt;</text:p>
      <text:p text:style-name="P1">int main(void)</text:p>
      <text:p text:style-name="P1">{</text:p>
      <text:p text:style-name="P1">int cofff_count,tea,coke,orangejuice ;</text:p>
      <text:p text:style-name="P1">int choice;</text:p>
      <text:p text:style-name="P1"><text:soft-page-break/>printf("Chosse your Fvr bevrage from the following ");</text:p>
      <text:p text:style-name="P1">printf("Enter Choice from (1-5)")</text:p>
      <text:p text:style-name="P1">scanf("%d",&amp;chocie);</text:p>
      <text:p text:style-name="P1">switch (choice)</text:p>
      <text:p text:style-name="P1">{</text:p>
      <text:p text:style-name="P1"><text:s text:c="4"/>case 1:</text:p>
      <text:p text:style-name="P1"><text:s text:c="4"/>printf("Coffee");</text:p>
      <text:p text:style-name="P1"><text:s text:c="4"/></text:p>
      <text:p text:style-name="P1"><text:s text:c="4"/>break;</text:p>
      <text:p text:style-name="P1"><text:s text:c="4"/></text:p>
      <text:p text:style-name="P1"><text:s text:c="4"/>case 2:</text:p>
      <text:p text:style-name="P1"><text:s text:c="4"/>printf("Tea");</text:p>
      <text:p text:style-name="P1"><text:s text:c="6"/>break;</text:p>
      <text:p text:style-name="P1"/>
      <text:p text:style-name="P1"/>
      <text:p text:style-name="P1"/>
      <text:p text:style-name="P1">}</text:p>
      <text:p text:style-name="P1"/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turn 0;</text:p>
      <text:p text:style-name="P1">}</text:p>
      <text:p text:style-name="P1"/>
      <text:p text:style-name="P1"/>
      <text:p text:style-name="P1">OUTPUT 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5:58:17.712872736</meta:creation-date>
    <dc:date>2023-11-29T16:44:14.682973969</dc:date>
    <meta:editing-duration>PT35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53" meta:word-count="148" meta:character-count="978" meta:non-whitespace-character-count="739"/>
  </office:meta>
</office:document-meta>
</file>